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0.4">
            <text:p>0,4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0.25">
            <text:p>0,25</text:p>
          </table:table-cell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0.125">
            <text:p>0,125</text:p>
          </table:table-cell>
        </table:table-row>
        <table:table-row table:style-name="ro2">
          <table:table-cell/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>
            <draw:frame table:end-cell-address="Sheet1.J31" table:end-x="1.579cm" table:end-y="0.177cm" draw:z-index="0" draw:style-name="gr1" draw:text-style-name="P1" svg:width="15.983cm" svg:height="8.999cm" svg:x="1.403cm" svg:y="0.22cm">
              <draw:object draw:notify-on-update-of-ranges="Sheet1.B4:Sheet1.B8 Sheet1.C4:Sheet1.C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expression table:name="LOCAL_DATE_SEPARATOR" table:base-cell-address="$Sheet1.$A$1" table:expression="INDEX(#NAME!();17)"/>
        <table:named-expression table:name="LOCAL_DAY_FORMAT" table:base-cell-address="$Sheet1.$A$1" table:expression="INDEX(#NAME!();21)"/>
        <table:named-expression table:name="LOCAL_HOUR_FORMAT" table:base-cell-address="$Sheet1.$A$1" table:expression="INDEX(#NAME!();22)"/>
        <table:named-expression table:name="LOCAL_MINUTE_FORMAT" table:base-cell-address="$Sheet1.$A$1" table:expression="INDEX(#NAME!();23)"/>
        <table:named-expression table:name="LOCAL_MONTH_FORMAT" table:base-cell-address="$Sheet1.$A$1" table:expression="INDEX(#NAME!();20)"/>
        <table:named-expression table:name="LOCAL_MYSQL_DATE_FORMAT" table:base-cell-address="$Sheet1.$A$1" table:expression="&quot; &quot;"/>
        <table:named-expression table:name="LOCAL_SECOND_FORMAT" table:base-cell-address="$Sheet1.$A$1" table:expression="INDEX(#NAME!();24)"/>
        <table:named-expression table:name="LOCAL_TIME_SEPARATOR" table:base-cell-address="$Sheet1.$A$1" table:expression="INDEX(#NAME!();18)"/>
        <table:named-expression table:name="LOCAL_YEAR_FORMAT" table:base-cell-address="$Sheet1.$A$1" table:expression="INDEX(#NAME!();19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06P0" style:volatile="true">
      <number:number number:decimal-places="0" number:min-integer-digits="1" number:grouping="true"/>
      <number:text> ₽</number:text>
    </number:number-style>
    <number:number-style style:name="N106">
      <number:text>-</number:text>
      <number:number number:decimal-places="0" number:min-integer-digits="1" number:grouping="true"/>
      <number:text> ₽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₽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₽</number:text>
    </number:number-style>
    <number:number-style style:name="N108">
      <number:text>-</number:text>
      <number:number number:decimal-places="2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₽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₽ </number:text>
    </number:number-style>
    <number:number-style style:name="N115P1" style:volatile="true">
      <number:text>-</number:text>
      <number:number number:decimal-places="0" number:min-integer-digits="1" number:grouping="true"/>
      <number:text> ₽ </number:text>
    </number:number-style>
    <number:number-style style:name="N115P2" style:volatile="true">
      <number:text> - ₽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₽ </number:text>
    </number:number-style>
    <number:number-style style:name="N117P1" style:volatile="true">
      <number:text>-</number:text>
      <number:number number:decimal-places="2" number:min-integer-digits="1" number:grouping="true"/>
      <number:text> ₽ </number:text>
    </number:number-style>
    <number:number-style style:name="N117P2" style:volatile="true">
      <number:text> -</number:text>
      <number:number number:decimal-places="0" number:min-integer-digits="0"/>
      <number:text> ₽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14.12.2017</text:date>, <text:time>21:4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sim Valiullin</meta:initial-creator>
    <meta:creation-date>2017-12-14T21:43:26.43</meta:creation-date>
    <dc:date>2017-12-14T21:45:30.52</dc:date>
    <dc:creator>Rasim Valiullin</dc:creator>
    <meta:editing-duration>PT2M4S</meta:editing-duration>
    <meta:editing-cycles>1</meta:editing-cycles>
    <meta:document-statistic meta:table-count="3" meta:cell-count="10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4cm" svg:height="9cm" xlink:href=".." xlink:type="simple" chart:class="chart:scatter" chart:style-name="ch1">
        <chart:legend chart:legend-position="end" svg:x="13.116cm" svg:y="4.198cm" style:legend-expansion="high" chart:style-name="ch2"/>
        <chart:plot-area chart:style-name="ch3" table:cell-range-address="Sheet1.B4:Sheet1.C8" svg:x="0.769cm" svg:y="0.855cm" svg:width="11.709cm" svg:height="7.545cm">
          <chartooo:coordinate-region svg:x="1.507cm" svg:y="1.058cm" svg:width="10.683cm" svg:height="6.6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8" chart:class="chart:scatter">
            <chart:domain table:cell-range-address="Sheet1.B4:Sheet1.B8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8</svg:desc>
                </draw:g>
              </table:table-cell>
              <table:table-cell office:value-type="float" office:value="1">
                <text:p>1</text:p>
                <draw:g>
                  <svg:desc>Sheet1.C4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